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新宋体" svg:font-family="新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automatic-styles>
    <style:style style:name="P1" style:family="paragraph" style:parent-style-name="Heading_20_3">
      <style:text-properties officeooo:paragraph-rsid="001734f1"/>
    </style:style>
    <style:style style:name="P2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a01" style:font-name="DejaVu Sans Mono" fo:font-size="13.5pt" fo:font-style="italic"/>
    </style:style>
    <style:style style:name="P3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a01"/>
    </style:style>
    <style:style style:name="P4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0000" style:font-name="DejaVu Sans Mono" fo:font-size="13.5pt"/>
    </style:style>
    <style:style style:name="P5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0000"/>
    </style:style>
    <style:style style:name="P6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400" style:font-name="DejaVu Sans Mono" fo:font-size="13.5pt" fo:font-style="italic"/>
    </style:style>
    <style:style style:name="P7" style:family="paragraph" style:parent-style-name="Preformatted_20_Text">
      <loext:graphic-properties draw:fill="solid" draw:fill-color="#c7edcc" draw:opacity="100%"/>
      <style:paragraph-properties fo:margin-top="0cm" fo:margin-bottom="0.499cm" loext:contextual-spacing="false" fo:background-color="#c7edcc"/>
      <style:text-properties fo:color="#000000"/>
    </style:style>
    <style:style style:name="P8" style:family="paragraph" style:parent-style-name="Preformatted_20_Text">
      <loext:graphic-properties draw:fill="solid" draw:fill-color="#c7edcc" draw:opacity="100%"/>
      <style:paragraph-properties fo:margin-top="0cm" fo:margin-bottom="0.499cm" loext:contextual-spacing="false" fo:background-color="#c7edcc"/>
      <style:text-properties fo:color="#000000" style:font-name="DejaVu Sans Mono" fo:font-size="13.5pt"/>
    </style:style>
    <style:style style:name="P9" style:family="paragraph" style:parent-style-name="Standard">
      <style:paragraph-properties fo:margin-left="0cm" fo:margin-right="0cm" fo:text-indent="0.741cm" style:auto-text-indent="false"/>
      <style:text-properties fo:color="#000000" officeooo:paragraph-rsid="001734f1" style:letter-kerning="false" style:font-name-asian="等线1" style:font-name-complex="新宋体" style:font-size-complex="10.5pt"/>
    </style:style>
    <style:style style:name="P10" style:family="paragraph" style:parent-style-name="Standard">
      <style:paragraph-properties fo:margin-left="1.482cm" fo:margin-right="0cm" fo:text-indent="0.741cm" style:auto-text-indent="false"/>
      <style:text-properties fo:color="#000000" officeooo:paragraph-rsid="001734f1" style:letter-kerning="false" style:font-name-asian="等线1" style:font-name-complex="新宋体" style:font-size-complex="10.5pt"/>
    </style:style>
    <style:style style:name="P11" style:family="paragraph" style:parent-style-name="Standard">
      <style:paragraph-properties fo:margin-left="0.741cm" fo:margin-right="0cm" fo:text-indent="0.741cm" style:auto-text-indent="false"/>
      <style:text-properties fo:color="#000000" officeooo:paragraph-rsid="001734f1" style:letter-kerning="false" style:font-name-asian="等线1" style:font-name-complex="新宋体" style:font-size-complex="10.5pt"/>
    </style:style>
    <style:style style:name="P12" style:family="paragraph" style:parent-style-name="Standard">
      <style:text-properties fo:color="#000000" officeooo:paragraph-rsid="001734f1" style:letter-kerning="false" style:font-name-asian="等线1" style:font-name-complex="新宋体" style:font-size-complex="10.5pt"/>
    </style:style>
    <style:style style:name="P13" style:family="paragraph" style:parent-style-name="Standard">
      <style:paragraph-properties fo:margin-left="2.117cm" fo:margin-right="0cm" fo:text-indent="0.106cm" style:auto-text-indent="false"/>
      <style:text-properties fo:color="#000000" officeooo:paragraph-rsid="001734f1" style:letter-kerning="false" style:font-name-asian="等线1" style:font-name-complex="新宋体" style:font-size-complex="10.5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000000" officeooo:paragraph-rsid="001734f1" style:letter-kerning="false" style:font-name-asian="等线1" style:font-name-complex="新宋体" style:font-size-complex="10.5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000000" officeooo:rsid="0018f941" officeooo:paragraph-rsid="0018f941" style:letter-kerning="false" style:font-name-asian="等线1" style:font-name-complex="新宋体" style:font-size-complex="10.5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000000" officeooo:rsid="0018f941" officeooo:paragraph-rsid="001999d8" style:letter-kerning="false" style:font-name-asian="等线1" style:font-name-complex="新宋体" style:font-size-complex="10.5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000000" officeooo:rsid="001999d8" officeooo:paragraph-rsid="001999d8" style:letter-kerning="false" style:font-name-asian="等线1" style:font-name-complex="新宋体" style:font-size-complex="10.5pt"/>
    </style:style>
    <style:style style:name="P18" style:family="paragraph" style:parent-style-name="Heading_20_1">
      <style:text-properties officeooo:paragraph-rsid="001734f1" style:font-name-asian="等线1"/>
    </style:style>
    <style:style style:name="P19" style:family="paragraph" style:parent-style-name="List_20_Paragraph" style:list-style-name="WWNum19">
      <style:text-properties fo:color="#000000" officeooo:paragraph-rsid="001734f1" style:letter-kerning="false" style:font-name-asian="等线1" style:font-name-complex="新宋体" style:font-size-complex="10.5pt"/>
    </style:style>
    <style:style style:name="P20" style:family="paragraph" style:parent-style-name="List_20_Paragraph" style:list-style-name="WWNum20">
      <style:text-properties fo:color="#000000" officeooo:paragraph-rsid="001734f1" style:letter-kerning="false" style:font-name-asian="等线1" style:font-name-complex="新宋体" style:font-size-complex="10.5pt"/>
    </style:style>
    <style:style style:name="P21" style:family="paragraph" style:parent-style-name="List_20_Paragraph" style:list-style-name="WWNum21">
      <style:text-properties fo:color="#000000" officeooo:paragraph-rsid="001734f1" style:letter-kerning="false" style:font-name-asian="等线1" style:font-name-complex="新宋体" style:font-size-complex="10.5pt"/>
    </style:style>
    <style:style style:name="P22" style:family="paragraph" style:parent-style-name="Heading_20_2">
      <style:text-properties style:font-name="等线" officeooo:paragraph-rsid="001734f1" style:font-name-asian="等线1"/>
    </style:style>
    <style:style style:name="P23" style:family="paragraph" style:parent-style-name="Preformatted_20_Text">
      <style:paragraph-properties fo:margin-left="0cm" fo:margin-right="0cm" fo:text-indent="0cm" style:auto-text-indent="false"/>
      <style:text-properties fo:color="#000000" style:font-name="DejaVu Sans Mono" fo:font-size="13.5pt" fo:font-style="italic" officeooo:paragraph-rsid="001734f1" style:letter-kerning="false" style:font-name-asian="等线1" style:font-name-complex="新宋体" style:font-size-complex="10.5pt"/>
    </style:style>
    <style:style style:name="P24" style:family="paragraph" style:parent-style-name="Preformatted_20_Text">
      <style:paragraph-properties fo:margin-left="0.741cm" fo:margin-right="0cm" fo:text-indent="0.741cm" style:auto-text-indent="false"/>
      <style:text-properties fo:color="#000000" style:font-name="DejaVu Sans Mono" fo:font-size="13.5pt" fo:font-style="italic" officeooo:paragraph-rsid="001734f1" style:letter-kerning="false" style:font-name-asian="等线1" style:font-name-complex="新宋体" style:font-size-complex="10.5pt"/>
    </style:style>
    <style:style style:name="P25" style:family="paragraph" style:parent-style-name="Preformatted_20_Text">
      <style:paragraph-properties fo:margin-left="0cm" fo:margin-right="0cm" fo:text-indent="0.741cm" style:auto-text-indent="false"/>
      <style:text-properties fo:color="#000000" style:font-name="DejaVu Sans Mono" fo:font-size="13.5pt" fo:font-style="italic" officeooo:paragraph-rsid="001734f1" style:letter-kerning="false" style:font-name-asian="等线1" style:font-name-complex="新宋体" style:font-size-complex="10.5pt"/>
    </style:style>
    <style:style style:name="P26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a01" style:font-name="DejaVu Sans Mono" fo:font-size="13.5pt" fo:font-style="italic"/>
    </style:style>
    <style:style style:name="P27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0000" style:font-name="DejaVu Sans Mono" fo:font-size="13.5pt"/>
    </style:style>
    <style:style style:name="P28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0000"/>
    </style:style>
    <style:style style:name="P29" style:family="paragraph" style:parent-style-name="Preformatted_20_Text">
      <loext:graphic-properties draw:fill="solid" draw:fill-color="#c7edcc" draw:opacity="100%"/>
      <style:paragraph-properties fo:margin-top="0cm" fo:margin-bottom="0.499cm" loext:contextual-spacing="false" fo:background-color="#c7edcc"/>
      <style:text-properties fo:color="#000000" style:font-name="DejaVu Sans Mono" fo:font-size="13.5pt"/>
    </style:style>
    <style:style style:name="P30" style:family="paragraph" style:parent-style-name="Preformatted_20_Text">
      <style:paragraph-properties fo:margin-left="0cm" fo:margin-right="0cm" fo:text-indent="0cm" style:auto-text-indent="false"/>
      <style:text-properties fo:color="#800a01" style:font-name="DejaVu Sans Mono" fo:font-size="13.5pt" fo:font-style="italic" officeooo:rsid="001999d8" officeooo:paragraph-rsid="001999d8" style:letter-kerning="false" style:font-name-asian="等线1" style:font-name-complex="新宋体" style:font-size-complex="10.5pt"/>
    </style:style>
    <style:style style:name="P31" style:family="paragraph" style:parent-style-name="Heading_20_3">
      <style:text-properties officeooo:paragraph-rsid="001734f1" style:font-name-asian="等线1"/>
    </style:style>
    <style:style style:name="T1" style:family="text">
      <style:text-properties style:font-name-asian="AR PL UKai TW" style:font-size-asian="13.5pt" style:font-style-asian="italic"/>
    </style:style>
    <style:style style:name="T2" style:family="text">
      <style:text-properties fo:color="#800a01"/>
    </style:style>
    <style:style style:name="T3" style:family="text">
      <style:text-properties fo:color="#800a01" style:font-name-asian="AR PL UKai TW" style:font-size-asian="13.5pt" style:font-style-asian="italic"/>
    </style:style>
    <style:style style:name="T4" style:family="text">
      <style:text-properties fo:color="#800a01" style:font-name="DejaVu Sans Mono" fo:font-size="13.5pt" fo:font-style="italic"/>
    </style:style>
    <style:style style:name="T5" style:family="text">
      <style:text-properties style:font-name="DejaVu Sans Mono" fo:font-size="13.5pt"/>
    </style:style>
    <style:style style:name="T6" style:family="text">
      <style:text-properties style:font-name="DejaVu Sans Mono" fo:font-size="13.5pt" fo:font-style="italic"/>
    </style:style>
    <style:style style:name="T7" style:family="text">
      <style:text-properties fo:color="#800400"/>
    </style:style>
    <style:style style:name="T8" style:family="text">
      <style:text-properties fo:color="#800400" style:font-name="DejaVu Sans Mono" fo:font-size="13.5pt" fo:font-style="italic"/>
    </style:style>
    <style:style style:name="T9" style:family="text">
      <style:text-properties fo:color="#800400" style:font-name-asian="AR PL UKai TW" style:font-size-asian="13.5pt" style:font-style-asian="italic"/>
    </style:style>
    <style:style style:name="T10" style:family="text">
      <style:text-properties fo:color="#800400" style:font-name-asian="DejaVu Sans Mono" style:font-size-asian="13.5pt"/>
    </style:style>
    <style:style style:name="T11" style:family="text">
      <style:text-properties fo:color="#800400" fo:font-style="italic"/>
    </style:style>
    <style:style style:name="T12" style:family="text">
      <style:text-properties fo:color="#0000ff"/>
    </style:style>
    <style:style style:name="T13" style:family="text">
      <style:text-properties fo:color="#0000ff" style:font-name="DejaVu Sans Mono" fo:font-size="13.5pt"/>
    </style:style>
    <style:style style:name="T14" style:family="text">
      <style:text-properties fo:color="#000080"/>
    </style:style>
    <style:style style:name="T15" style:family="text">
      <style:text-properties fo:color="#000080" style:font-name="DejaVu Sans Mono" fo:font-size="13.5pt"/>
    </style:style>
    <style:style style:name="T16" style:family="text">
      <style:text-properties fo:color="#000080" style:font-name="DejaVu Sans Mono" fo:font-size="13.5pt" fo:font-weight="bold"/>
    </style:style>
    <style:style style:name="T17" style:family="text">
      <style:text-properties fo:color="#000080" fo:font-weight="bold"/>
    </style:style>
    <style:style style:name="T18" style:family="text">
      <style:text-properties fo:color="#008080" style:font-name="DejaVu Sans Mono" fo:font-size="13.5pt" fo:font-weight="bold"/>
    </style:style>
    <style:style style:name="T19" style:family="text">
      <style:text-properties fo:color="#008080" style:font-name-asian="AR PL UKai HK" style:font-size-asian="13.5pt" style:font-weight-asian="bold"/>
    </style:style>
    <style:style style:name="T20" style:family="text">
      <style:text-properties fo:color="#008080" fo:font-weight="bold"/>
    </style:style>
    <style:style style:name="T21" style:family="text">
      <style:text-properties officeooo:rsid="0018f941"/>
    </style:style>
    <style:style style:name="T22" style:family="text">
      <style:text-properties fo:color="#ed1c24"/>
    </style:style>
    <style:style style:name="T23" style:family="text">
      <style:text-properties fo:color="#ed1c24" officeooo:rsid="001999d8"/>
    </style:style>
    <style:style style:name="T24" style:family="text">
      <style:text-properties officeooo:rsid="001999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语句</text:h>
      <text:h text:style-name="P22" text:outline-level="2">行</text:h>
      <text:list xml:id="list2356141503" text:style-name="WWNum19">
        <text:list-item>
          <text:p text:style-name="P19">物理行：程序员编写代码的行。</text:p>
        </text:list-item>
        <text:list-item>
          <text:p text:style-name="P19">逻辑行：python解释器需要执行的指令。</text:p>
        </text:list-item>
        <text:list-item>
          <text:p text:style-name="P19">建议一个逻辑行在一个物理行上。</text:p>
        </text:list-item>
        <text:list-item>
          <text:p text:style-name="P19">如果一个物理行中使用多个逻辑行，需要使用分号；隔开。</text:p>
        </text:list-item>
      </text:list>
      <text:p text:style-name="P9">5. <text:s/>如果逻辑行过长，可以使用隐式换行或显式换行。</text:p>
      <text:p text:style-name="P10">隐式换行：所有括号的内容换行,称为隐式换行</text:p>
      <text:p text:style-name="P9"><text:s text:c="3"/><text:tab/><text:tab/><text:tab/>括号包括: <text:s/>() <text:s/>[] <text:s text:c="2"/>{} 三种</text:p>
      <text:p text:style-name="P10">显式换行：通过折行符 \ (反斜杠)换行，必须放在一行的末尾，目的是告诉解释器,下一行也是本行的语句。 </text:p>
      <text:p text:style-name="P23">"""</text:p>
      <text:p text:style-name="P5"><text:span text:style-name="T2"><text:s text:c="4"/></text:span><text:span text:style-name="T3">行</text:span></text:p>
      <text:p text:style-name="P3"><text:s text:c="4"/><text:span text:style-name="T6">10:40</text:span></text:p>
      <text:p text:style-name="P2">"""</text:p>
      <text:p text:style-name="P5"><text:span text:style-name="T8"># </text:span><text:span text:style-name="T9">三个物理行，三个逻辑行</text:span></text:p>
      <text:p text:style-name="P4">a = <text:span text:style-name="T12">10</text:span></text:p>
      <text:p text:style-name="P4">b = <text:span text:style-name="T12">20</text:span></text:p>
      <text:p text:style-name="P4">c = a + b</text:p>
      <text:p text:style-name="P5"><text:span text:style-name="T8"># </text:span><text:span text:style-name="T9">一个物理行，三个逻辑行</text:span><text:span text:style-name="T8">(</text:span><text:span text:style-name="T9">不建议</text:span><text:span text:style-name="T8">)</text:span></text:p>
      <text:p text:style-name="P4">a = <text:span text:style-name="T12">10</text:span>;b = <text:span text:style-name="T12">20</text:span>;c = a + b</text:p>
      <text:p text:style-name="P5"><text:span text:style-name="T8"># </text:span><text:span text:style-name="T9">三个物理行，一个逻辑行</text:span><text:span text:style-name="T8">(</text:span><text:span text:style-name="T9">适用于一行太长时使用</text:span><text:span text:style-name="T8">)</text:span></text:p>
      <text:p text:style-name="P5"><text:span text:style-name="T8"># </text:span><text:span text:style-name="T9">折行符</text:span></text:p>
      <text:p text:style-name="P4">d = <text:span text:style-name="T12">1</text:span>+\</text:p>
      <text:p text:style-name="P5"><text:s text:c="4"/><text:span text:style-name="T13">2</text:span><text:span text:style-name="T5">+</text:span><text:span text:style-name="T13">3</text:span><text:span text:style-name="T5">+\</text:span></text:p>
      <text:p text:style-name="P5"><text:s text:c="4"/><text:span text:style-name="T13">4</text:span><text:span text:style-name="T5">+</text:span><text:span text:style-name="T13">5</text:span></text:p>
      <text:p text:style-name="P5"><text:span text:style-name="T8"># </text:span><text:span text:style-name="T9">括号是天然的折行符</text:span></text:p>
      <text:p text:style-name="P4">e = <text:span text:style-name="T12">1</text:span>+(<text:span text:style-name="T12">2</text:span>+<text:span text:style-name="T12">3</text:span></text:p>
      <text:p text:style-name="P7"><text:span text:style-name="T12"><text:s text:c="7"/></text:span><text:span text:style-name="T5">+</text:span><text:span text:style-name="T13">4</text:span><text:span text:style-name="T5">)*</text:span><text:span text:style-name="T13">5</text:span></text:p>
      <text:p text:style-name="P10"/>
      <text:h text:style-name="P22" text:outline-level="2">pass 语句</text:h>
      <text:p text:style-name="P9">通常用来填充语法空白。</text:p>
      <text:h text:style-name="P22" text:outline-level="2"><text:soft-page-break/>选择语句</text:h>
      <text:h text:style-name="P31" text:outline-level="3">If elif else 语句</text:h>
      <text:list xml:id="list352708158" text:style-name="WWNum20">
        <text:list-item>
          <text:p text:style-name="P20">作用:</text:p>
        </text:list-item>
      </text:list>
      <text:p text:style-name="P9"><text:s text:c="4"/><text:tab/>让程序根据条件选择性的执行语句。</text:p>
      <text:list xml:id="list203356748570729" text:continue-numbering="true" text:style-name="WWNum20">
        <text:list-item>
          <text:p text:style-name="P20">语法:</text:p>
        </text:list-item>
      </text:list>
      <text:p text:style-name="P11"><text:s text:c="4"/>if 条件1:</text:p>
      <text:p text:style-name="P11"><text:s text:c="8"/>语句块1</text:p>
      <text:p text:style-name="P11"><text:s text:c="4"/>elif 条件2:</text:p>
      <text:p text:style-name="P11"><text:s text:c="8"/>语句块2</text:p>
      <text:p text:style-name="P11"><text:s text:c="4"/>else:</text:p>
      <text:p text:style-name="P11"><text:s text:c="8"/>语句块3</text:p>
      <text:list xml:id="list203354944843990" text:continue-numbering="true" text:style-name="WWNum20">
        <text:list-item>
          <text:p text:style-name="P20">说明:</text:p>
        </text:list-item>
      </text:list>
      <text:p text:style-name="P11"><text:s text:c="4"/>elif 子句可以有0个或多个。</text:p>
      <text:p text:style-name="P11"><text:s text:c="4"/>else 子句可以有0个或1个，且只能放在if语句的最后。</text:p>
      <text:p text:style-name="P24">"""</text:p>
      <text:p text:style-name="P5"><text:span text:style-name="T2"><text:s text:c="4"/></text:span><text:span text:style-name="T3">选择语句</text:span></text:p>
      <text:p text:style-name="P5"><text:span text:style-name="T2"><text:s text:c="8"/></text:span><text:span text:style-name="T4">if </text:span><text:span text:style-name="T3">条件</text:span><text:span text:style-name="T4">bool:</text:span></text:p>
      <text:p text:style-name="P5"><text:span text:style-name="T2"><text:s text:c="12"/></text:span><text:span text:style-name="T3">满足条件执行的代码</text:span></text:p>
      <text:p text:style-name="P3"><text:s text:c="8"/><text:span text:style-name="T6">else:</text:span></text:p>
      <text:p text:style-name="P5"><text:span text:style-name="T2"><text:s text:c="12"/></text:span><text:span text:style-name="T3">不满足条件执行的代码</text:span></text:p>
      <text:p text:style-name="P5"><text:span text:style-name="T2"><text:s text:c="9"/></text:span><text:span text:style-name="T4">if </text:span><text:span text:style-name="T3">条件</text:span><text:span text:style-name="T4">1:</text:span></text:p>
      <text:p text:style-name="P5"><text:span text:style-name="T2"><text:s text:c="12"/></text:span><text:span text:style-name="T3">满足条件</text:span><text:span text:style-name="T4">1</text:span><text:span text:style-name="T3">执行的代码</text:span></text:p>
      <text:p text:style-name="P5"><text:span text:style-name="T2"><text:s text:c="9"/></text:span><text:span text:style-name="T4">elif </text:span><text:span text:style-name="T3">条件</text:span><text:span text:style-name="T4">2</text:span><text:span text:style-name="T3">：</text:span></text:p>
      <text:p text:style-name="P5"><text:span text:style-name="T2"><text:s text:c="12"/></text:span><text:span text:style-name="T3">满足条件</text:span><text:span text:style-name="T4">2</text:span><text:span text:style-name="T3">执行的代码</text:span></text:p>
      <text:p text:style-name="P3"><text:s text:c="9"/><text:span text:style-name="T6">else:</text:span></text:p>
      <text:p text:style-name="P5"><text:span text:style-name="T2"><text:s text:c="12"/></text:span><text:span text:style-name="T3">以上都不满足执行的代码</text:span></text:p>
      <text:p text:style-name="P5"><text:span text:style-name="T2"><text:s text:c="4"/></text:span><text:span text:style-name="T3">练习</text:span><text:span text:style-name="T4">:exercise01.py ~ exercise06.py</text:span></text:p>
      <text:p text:style-name="P2">"""</text:p>
      <text:p text:style-name="P5"><text:span text:style-name="T5">sex = </text:span><text:span text:style-name="T15">input</text:span><text:span text:style-name="T5">(</text:span><text:span text:style-name="T18">"</text:span><text:span text:style-name="T19">请输入性别：</text:span><text:span text:style-name="T18">"</text:span><text:span text:style-name="T5">)</text:span></text:p>
      <text:p text:style-name="P5"><text:span text:style-name="T8"># </text:span><text:span text:style-name="T9">缩进不是</text:span><text:span text:style-name="T8">tab</text:span><text:span text:style-name="T9">，而是四个空格</text:span><text:span text:style-name="T8">.</text:span></text:p>
      <text:p text:style-name="P5"><text:span text:style-name="T16">if </text:span><text:span text:style-name="T5">sex == </text:span><text:span text:style-name="T18">"</text:span><text:span text:style-name="T19">男</text:span><text:span text:style-name="T18">"</text:span><text:span text:style-name="T5">:</text:span></text:p>
      <text:p text:style-name="P5"><text:s text:c="4"/><text:span text:style-name="T15">print</text:span><text:span text:style-name="T5">(</text:span><text:span text:style-name="T18">"</text:span><text:span text:style-name="T19">您好，先生！</text:span><text:span text:style-name="T18">"</text:span><text:span text:style-name="T5">)</text:span></text:p>
      <text:p text:style-name="P5"><text:span text:style-name="T16">elif </text:span><text:span text:style-name="T5">sex == </text:span><text:span text:style-name="T18">"</text:span><text:span text:style-name="T19">女</text:span><text:span text:style-name="T18">"</text:span><text:span text:style-name="T5">:</text:span></text:p>
      <text:p text:style-name="P5"><text:s text:c="4"/><text:span text:style-name="T15">print</text:span><text:span text:style-name="T5">(</text:span><text:span text:style-name="T18">"</text:span><text:span text:style-name="T19">您好，女士！</text:span><text:span text:style-name="T18">"</text:span><text:span text:style-name="T5">)</text:span></text:p>
      <text:p text:style-name="P4"><text:span text:style-name="T17">else</text:span>:</text:p>
      <text:p text:style-name="P5"><text:s text:c="4"/><text:span text:style-name="T15">print</text:span><text:span text:style-name="T5">(</text:span><text:span text:style-name="T18">"</text:span><text:span text:style-name="T19">性别未知</text:span><text:span text:style-name="T18">"</text:span><text:span text:style-name="T5">)</text:span></text:p>
      <text:p text:style-name="P5"><text:span text:style-name="T8"># </text:span><text:span text:style-name="T9">调试：让程序在指定的行中断，逐语句执行</text:span><text:span text:style-name="T8">.</text:span></text:p>
      <text:p text:style-name="P5"><text:span text:style-name="T8"># <text:s text:c="5"/></text:span><text:span text:style-name="T9">查看程序执行过程，查看变量的取值。</text:span></text:p>
      <text:p text:style-name="P5"><text:span text:style-name="T8"># </text:span><text:span text:style-name="T9">步骤：</text:span></text:p>
      <text:p text:style-name="P5"><text:span text:style-name="T8"># 1. </text:span><text:span text:style-name="T9">在可能出错的行，加断点</text:span><text:span text:style-name="T8">.</text:span></text:p>
      <text:p text:style-name="P5"><text:soft-page-break/><text:span text:style-name="T8"># 2. </text:span><text:span text:style-name="T9">开始调试</text:span><text:span text:style-name="T8">Shift + F9.</text:span></text:p>
      <text:p text:style-name="P5"><text:span text:style-name="T8"># 3. </text:span><text:span text:style-name="T9">逐语句执行</text:span><text:span text:style-name="T10"> </text:span><text:span text:style-name="T8">F8.</text:span></text:p>
      <text:p text:style-name="P6"># 4. .....</text:p>
      <text:p text:style-name="P7"><text:span text:style-name="T8"># 5. </text:span><text:span text:style-name="T9">停止调试</text:span><text:span text:style-name="T8">Ctrl + F2</text:span></text:p>
      <text:p text:style-name="P11"/>
      <text:h text:style-name="P31" text:outline-level="3">if 语句的真值表达式</text:h>
      <text:p text:style-name="P9">if 100:</text:p>
      <text:p text:style-name="P12"><text:s text:c="8"/>print("真值")</text:p>
      <text:p text:style-name="P9">等同于</text:p>
      <text:p text:style-name="P9">if bool(100):</text:p>
      <text:p text:style-name="P9"><text:s text:c="4"/>print("真值")</text:p>
      <text:h text:style-name="P31" text:outline-level="3">条件表达式</text:h>
      <text:p text:style-name="P9"><text:s text:c="2"/>语法：变量 = 结果1 if 条件 else 结果2</text:p>
      <text:p text:style-name="P9"><text:s text:c="2"/>作用：根据条件(True/False) 来决定返回结果1还是结果2。</text:p>
      <text:p text:style-name="P25">"""</text:p>
      <text:p text:style-name="P5"><text:span text:style-name="T2"><text:s text:c="4"/></text:span><text:span text:style-name="T4">if</text:span><text:span text:style-name="T3">的真值表达式</text:span></text:p>
      <text:p text:style-name="P5"><text:span text:style-name="T2"><text:s text:c="8"/></text:span><text:span text:style-name="T4">if </text:span><text:span text:style-name="T3">变量</text:span><text:span text:style-name="T4">:</text:span></text:p>
      <text:p text:style-name="P5"><text:span text:style-name="T2"><text:s text:c="12"/></text:span><text:span text:style-name="T3">变量存在数据则执行</text:span></text:p>
      <text:p text:style-name="P3"><text:s text:c="4"/><text:span text:style-name="T1">条件表达式：</text:span></text:p>
      <text:p text:style-name="P3"><text:s text:c="8"/><text:span text:style-name="T1">有选择性的为变量进行赋值</text:span></text:p>
      <text:p text:style-name="P5"><text:span text:style-name="T2"><text:s text:c="4"/></text:span><text:span text:style-name="T3">练习</text:span><text:span text:style-name="T4">:exercise07.py</text:span></text:p>
      <text:p text:style-name="P2">"""</text:p>
      <text:p text:style-name="P4">number = <text:span text:style-name="T12">10</text:span></text:p>
      <text:p text:style-name="P4"><text:span text:style-name="T17">if </text:span>number != <text:span text:style-name="T12">0</text:span>:</text:p>
      <text:p text:style-name="P5"><text:s text:c="4"/><text:span text:style-name="T15">print</text:span><text:span text:style-name="T5">(</text:span><text:span text:style-name="T18">"</text:span><text:span text:style-name="T19">不是零</text:span><text:span text:style-name="T18">"</text:span><text:span text:style-name="T5">)</text:span></text:p>
      <text:p text:style-name="P5"><text:span text:style-name="T8"># 1. if</text:span><text:span text:style-name="T9">的真值表达式</text:span></text:p>
      <text:p text:style-name="P4"><text:span text:style-name="T17">if </text:span>number:</text:p>
      <text:p text:style-name="P5"><text:s text:c="4"/><text:span text:style-name="T8"># if bool(number):</text:span></text:p>
      <text:p text:style-name="P5"><text:span text:style-name="T7"><text:s text:c="4"/></text:span><text:span text:style-name="T15">print</text:span><text:span text:style-name="T5">(</text:span><text:span text:style-name="T18">"</text:span><text:span text:style-name="T19">不是零</text:span><text:span text:style-name="T18">"</text:span><text:span text:style-name="T5">)</text:span></text:p>
      <text:p text:style-name="P5"><text:span text:style-name="T8"># 2. </text:span><text:span text:style-name="T9">条件表达式：</text:span></text:p>
      <text:p text:style-name="P5"><text:span text:style-name="T16">if </text:span><text:span text:style-name="T15">input</text:span><text:span text:style-name="T5">(</text:span><text:span text:style-name="T18">"</text:span><text:span text:style-name="T19">请输入性别：</text:span><text:span text:style-name="T18">"</text:span><text:span text:style-name="T5">) == </text:span><text:span text:style-name="T18">"</text:span><text:span text:style-name="T19">男</text:span><text:span text:style-name="T18">"</text:span><text:span text:style-name="T5">:</text:span></text:p>
      <text:p text:style-name="P5"><text:s text:c="4"/><text:span text:style-name="T5">sex_id = </text:span><text:span text:style-name="T13">1</text:span></text:p>
      <text:p text:style-name="P4"><text:span text:style-name="T17">else</text:span>:</text:p>
      <text:p text:style-name="P5"><text:s text:c="4"/><text:span text:style-name="T5">sex_id = </text:span><text:span text:style-name="T13">0</text:span></text:p>
      <text:p text:style-name="P5"><text:span text:style-name="T5">sex_id = </text:span><text:span text:style-name="T13">1 </text:span><text:span text:style-name="T16">if </text:span><text:span text:style-name="T15">input</text:span><text:span text:style-name="T5">(</text:span><text:span text:style-name="T18">"</text:span><text:span text:style-name="T19">请输入性别：</text:span><text:span text:style-name="T18">"</text:span><text:span text:style-name="T5">) == </text:span><text:span text:style-name="T18">"</text:span><text:span text:style-name="T19">男</text:span><text:span text:style-name="T18">" </text:span><text:span text:style-name="T16">else </text:span><text:span text:style-name="T13">0</text:span></text:p>
      <text:p text:style-name="P8"><text:span text:style-name="T14">print</text:span>(sex_id)</text:p>
      <text:p text:style-name="P9"/>
      <text:h text:style-name="P22" text:outline-level="2"><text:soft-page-break/>循环语句</text:h>
      <text:h text:style-name="P1" text:outline-level="3">while语句</text:h>
      <text:list xml:id="list1962586595" text:style-name="WWNum21">
        <text:list-item>
          <text:p text:style-name="P21">作用: </text:p>
        </text:list-item>
      </text:list>
      <text:p text:style-name="P13">可以让一段代码满足条件，重复执行。</text:p>
      <text:list xml:id="list203355951282568" text:continue-numbering="true" text:style-name="WWNum21">
        <text:list-item>
          <text:p text:style-name="P21">语法:</text:p>
        </text:list-item>
      </text:list>
      <text:p text:style-name="P10">while 条件:</text:p>
      <text:p text:style-name="P11"><text:s text:c="8"/>满足条件执行的语句</text:p>
      <text:p text:style-name="P11"><text:s text:c="4"/>else:</text:p>
      <text:p text:style-name="P11"><text:s text:c="8"/>不满足条件执行的语句</text:p>
      <text:list xml:id="list203355761479590" text:continue-numbering="true" text:style-name="WWNum21">
        <text:list-item>
          <text:p text:style-name="P21">说明:</text:p>
        </text:list-item>
      </text:list>
      <text:p text:style-name="P11"><text:s text:c="4"/>else子句可以省略。</text:p>
      <text:p text:style-name="P11"><text:s text:c="4"/>在循环体内用break终止循环时,else子句不执行。</text:p>
      <text:p text:style-name="P24">"""</text:p>
      <text:p text:style-name="P5"><text:span text:style-name="T2"><text:s text:c="4"/></text:span><text:span text:style-name="T3">循环语句</text:span></text:p>
      <text:p text:style-name="P5"><text:span text:style-name="T2"><text:s text:c="8"/></text:span><text:span text:style-name="T4">while </text:span><text:span text:style-name="T3">条件</text:span><text:span text:style-name="T4">:</text:span></text:p>
      <text:p text:style-name="P5"><text:span text:style-name="T2"><text:s text:c="12"/></text:span><text:span text:style-name="T3">循环体</text:span></text:p>
      <text:p text:style-name="P2">"""</text:p>
      <text:p text:style-name="P5"><text:span text:style-name="T8"># </text:span><text:span text:style-name="T9">死循环：循环条件永远满足</text:span></text:p>
      <text:p text:style-name="P4"><text:span text:style-name="T17">while True</text:span>:</text:p>
      <text:p text:style-name="P5"><text:s text:c="4"/><text:span text:style-name="T5">str_usd = </text:span><text:span text:style-name="T15">input</text:span><text:span text:style-name="T5">(</text:span><text:span text:style-name="T18">"</text:span><text:span text:style-name="T19">请输入美元：</text:span><text:span text:style-name="T18">"</text:span><text:span text:style-name="T5">)</text:span></text:p>
      <text:p text:style-name="P5"><text:s text:c="4"/><text:span text:style-name="T5">int_usd = </text:span><text:span text:style-name="T15">int</text:span><text:span text:style-name="T5">(str_usd)</text:span></text:p>
      <text:p text:style-name="P5"><text:s text:c="4"/><text:span text:style-name="T5">rmb = int_usd * </text:span><text:span text:style-name="T13">6.86</text:span></text:p>
      <text:p text:style-name="P5"><text:span text:style-name="T12"><text:s text:c="4"/></text:span><text:span text:style-name="T15">print</text:span><text:span text:style-name="T5">(</text:span><text:span text:style-name="T18">"</text:span><text:span text:style-name="T19">人民币是：</text:span><text:span text:style-name="T18">"</text:span><text:span text:style-name="T5">+ </text:span><text:span text:style-name="T15">str</text:span><text:span text:style-name="T5">(rmb))</text:span></text:p>
      <text:p text:style-name="P5"><text:s text:c="4"/><text:span text:style-name="T16">if </text:span><text:span text:style-name="T15">input</text:span><text:span text:style-name="T5">(</text:span><text:span text:style-name="T18">"</text:span><text:span text:style-name="T19">按下</text:span><text:span text:style-name="T18">q</text:span><text:span text:style-name="T19">键退出</text:span><text:span text:style-name="T18">:"</text:span><text:span text:style-name="T5">) == </text:span><text:span text:style-name="T18">"q"</text:span><text:span text:style-name="T5">:</text:span></text:p>
      <text:p text:style-name="P7"><text:s text:c="8"/><text:span text:style-name="T16">break </text:span><text:span text:style-name="T8"># </text:span><text:span text:style-name="T9">退出循环</text:span></text:p>
      <text:p text:style-name="P23">"""</text:p>
      <text:p text:style-name="P5"><text:span text:style-name="T2"><text:s text:c="4"/></text:span><text:span text:style-name="T3">循环语句</text:span></text:p>
      <text:p text:style-name="P5"><text:span text:style-name="T2"><text:s text:c="8"/></text:span><text:span text:style-name="T4">while </text:span><text:span text:style-name="T3">执行预定次数</text:span></text:p>
      <text:p text:style-name="P2">"""</text:p>
      <text:p text:style-name="P4">count = <text:span text:style-name="T12">0</text:span></text:p>
      <text:p text:style-name="P4"><text:span text:style-name="T17">while </text:span>count &lt; <text:span text:style-name="T12">5</text:span>: <text:s/><text:span text:style-name="T11"># 0 <text:s/>1 <text:s/>2 <text:s/>3 <text:s/>4</text:span></text:p>
      <text:p text:style-name="P5"><text:span text:style-name="T7"><text:s text:c="4"/></text:span><text:span text:style-name="T15">print</text:span><text:span text:style-name="T5">(</text:span><text:span text:style-name="T18">"</text:span><text:span text:style-name="T19">跑圈</text:span><text:span text:style-name="T18">"</text:span><text:span text:style-name="T5">)</text:span></text:p>
      <text:p text:style-name="P5"><text:s text:c="4"/><text:span text:style-name="T8"># print(count)</text:span></text:p>
      <text:p text:style-name="P7"><text:span text:style-name="T7"><text:s text:c="4"/></text:span><text:span text:style-name="T5">count += </text:span><text:span text:style-name="T13">1</text:span></text:p>
      <text:p text:style-name="P14">append语句</text:p>
      <text:p text:style-name="P14"><text:tab/>语法: 文件名.append<text:span text:style-name="T21">(‘需要添加的元素’)</text:span></text:p>
      <text:p text:style-name="P15">作用:</text:p>
      <text:p text:style-name="P15"><text:tab/>添加在列表 ,等的末尾,且不会影响列表中的其他元素.</text:p>
      <text:p text:style-name="P15"><text:soft-page-break/>2.在列表中插入元素</text:p>
      <text:p text:style-name="P15">insert语句</text:p>
      <text:p text:style-name="P15"><text:tab/>语法: 文件名.insert(文件位置,”需要添加的元素”)</text:p>
      <text:p text:style-name="P15">在索引出添加空间,并将原宿储存到这个位置,这种操作将列表中即有的每个元素都右移一位.</text:p>
      <text:p text:style-name="P16"><text:span text:style-name="T22">*</text:span>3. del<text:span text:style-name="T24">语句</text:span></text:p>
      <text:p text:style-name="P16">从列表中删除元素,<text:span text:style-name="T22">删除之后将再</text:span><text:span text:style-name="T23">无法使用.</text:span></text:p>
      <text:p text:style-name="P16"><text:span text:style-name="T23"/></text:p>
      <text:p text:style-name="P15"><text:tab/>语法: <text:s/>del 文件名[元素位置]<text:span text:style-name="T22">(从0开始数) <text:s text:c="7"/></text:span></text:p>
      <text:p text:style-name="P17"><text:span text:style-name="T22">*</text:span>4.pop语句</text:p>
      <text:p text:style-name="P17"/>
      <text:p text:style-name="P17">将元素从列表中删除<text:span text:style-name="T22">,并接着使用它的值.</text:span></text:p>
      <text:p text:style-name="P17"><text:span text:style-name="T22"/></text:p>
      <text:p text:style-name="P17"><text:s/><text:tab/>语法: 文件名.pop()</text:p>
      <text:p text:style-name="P17"/>
      <text:p text:style-name="P17">5.根据值删除元素</text:p>
      <text:p text:style-name="P17"><text:tab/>语法: 文件名.remove<text:span text:style-name="T21">(‘需要删除的元素’)</text:span></text:p>
      <text:p text:style-name="P30">'''</text:p>
      <text:p text:style-name="P5"><text:span text:style-name="T2"><text:s text:c="4"/></text:span><text:span text:style-name="T3">列表</text:span></text:p>
      <text:p text:style-name="P2">'''</text:p>
      <text:p text:style-name="P5"><text:span text:style-name="T8"># </text:span><text:span text:style-name="T9">输入数据</text:span><text:span text:style-name="T10"> </text:span><text:span text:style-name="T8">-- </text:span><text:span text:style-name="T9">创建列表</text:span></text:p>
      <text:p text:style-name="P4">list = [<text:span text:style-name="T20">'laber'</text:span>,<text:span text:style-name="T20">'mary'</text:span>,<text:span text:style-name="T20">'kit'</text:span>]</text:p>
      <text:p text:style-name="P4"><text:span text:style-name="T14">print</text:span>(list)</text:p>
      <text:p text:style-name="P5"><text:span text:style-name="T8"># </text:span><text:span text:style-name="T9">删除指定位置元素</text:span></text:p>
      <text:p text:style-name="P4"><text:span text:style-name="T17">del </text:span>list[<text:span text:style-name="T12">1</text:span>]</text:p>
      <text:p text:style-name="P5"><text:span text:style-name="T8"># </text:span><text:span text:style-name="T9">在末尾添加元素</text:span></text:p>
      <text:p text:style-name="P4">list.append(<text:span text:style-name="T20">'bob'</text:span>)</text:p>
      <text:p text:style-name="P4"><text:span text:style-name="T14">print</text:span>(list)</text:p>
      <text:p text:style-name="P5"><text:span text:style-name="T8"># </text:span><text:span text:style-name="T9">在指定位置添加元素</text:span></text:p>
      <text:p text:style-name="P4">list.insert(<text:span text:style-name="T12">1</text:span>,<text:span text:style-name="T20">'meimei'</text:span>)</text:p>
      <text:p text:style-name="P4">list.insert(-<text:span text:style-name="T12">1</text:span>,<text:span text:style-name="T20">'meili'</text:span>)</text:p>
      <text:p text:style-name="P4">list.insert(<text:span text:style-name="T12">0</text:span>,<text:span text:style-name="T20">'wumei'</text:span>)</text:p>
      <text:p text:style-name="P5"><text:span text:style-name="T8"># </text:span><text:span text:style-name="T9">在末尾添加元素</text:span></text:p>
      <text:p text:style-name="P4">list.append(<text:span text:style-name="T20">'ligee'</text:span>)</text:p>
      <text:p text:style-name="P4"><text:span text:style-name="T14">print</text:span>(list)</text:p>
      <text:p text:style-name="P5"><text:span text:style-name="T8"># </text:span><text:span text:style-name="T9">删除末尾元素</text:span></text:p>
      <text:p text:style-name="P4">popped_list = list.pop()</text:p>
      <text:p text:style-name="P4"><text:span text:style-name="T14">print</text:span>(list)</text:p>
      <text:p text:style-name="P5"><text:span text:style-name="T8"># </text:span><text:span text:style-name="T9">删除末尾元素的输出</text:span></text:p>
      <text:p text:style-name="P4"><text:span text:style-name="T14">print</text:span>(popped_list)</text:p>
      <text:p text:style-name="P5"><text:span text:style-name="T8"># </text:span><text:span text:style-name="T9">删除指定元素</text:span></text:p>
      <text:p text:style-name="P4">list.remove(<text:span text:style-name="T20">'laber'</text:span>)</text:p>
      <text:p text:style-name="P8"><text:span text:style-name="T14">print</text:span>(list)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新宋体" svg:font-family="新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Noto Sans CJK SC Regular" style:font-family-complex="'Noto Sans CJK SC Regular'" style:font-family-generic-complex="system" style:font-pitch-complex="variable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8:57:23.164935800</meta:creation-date>
    <dc:date>2019-07-02T20:33:51.643657182</dc:date>
    <meta:editing-duration>PT1H2M4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5" meta:paragraph-count="181" meta:word-count="1299" meta:character-count="2700" meta:non-whitespace-character-count="2116"/>
  </office:meta>
</office:document-meta>
</file>